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43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733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47cm" svg:height="0.721cm" svg:x="1.024cm" svg:y="1.308cm">
          <draw:text-box>
            <text:p><text:span text:style-name="T1">https://github.com/user/repo</text:span></text:p>
          </draw:text-box>
        </draw:frame>
        <draw:frame draw:style-name="gr1" draw:text-style-name="P1" draw:layer="layout" svg:width="5.159cm" svg:height="0.721cm" svg:x="10.525cm" svg:y="1.309cm">
          <draw:text-box>
            <text:p><text:span text:style-name="T1">http://user.github.io/repo/</text:span></text:p>
          </draw:text-box>
        </draw:frame>
        <draw:frame draw:style-name="gr2" draw:text-style-name="P1" draw:layer="layout" svg:width="5.066cm" svg:height="3.071cm" svg:x="1.316cm" svg:y="2.778cm">
          <draw:text-box>
            <text:p><text:span text:style-name="T1">&lt;html&gt;</text:span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Plain Page&lt;/h1&gt;</text:span></text:p>
            <text:p><text:span text:style-name="T1"><text:s text:c="4"/></text:span><text:span text:style-name="T1">&lt;p&gt;content&lt;/p&gt;</text:span></text:p>
            <text:p><text:span text:style-name="T1"><text:s text:c="2"/></text:span><text:span text:style-name="T1">&lt;/body&gt;</text:span></text:p>
            <text:p><text:span text:style-name="T1">&lt;/html&gt;</text:span></text:p>
          </draw:text-box>
        </draw:frame>
        <draw:frame draw:style-name="gr2" draw:text-style-name="P1" draw:layer="layout" svg:width="5.066cm" svg:height="3.071cm" svg:x="10.716cm" svg:y="2.779cm">
          <draw:text-box>
            <text:p><text:span text:style-name="T1">&lt;html&gt;</text:span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Plain Page&lt;/h1&gt;</text:span></text:p>
            <text:p><text:span text:style-name="T1"><text:s text:c="4"/></text:span><text:span text:style-name="T1">&lt;p&gt;content&lt;/p&gt;</text:span></text:p>
            <text:p><text:span text:style-name="T1"><text:s text:c="2"/></text:span><text:span text:style-name="T1">&lt;/body&gt;</text:span></text:p>
            <text:p><text:span text:style-name="T1">&lt;/html&gt;</text:span></text:p>
          </draw:text-box>
        </draw:frame>
        <draw:line draw:style-name="gr3" draw:text-style-name="P2" draw:layer="layout" svg:x1="7.096cm" svg:y1="4.302cm" svg:x2="10.271cm" svg:y2="4.302cm">
          <text:p/>
        </draw:line>
        <draw:frame draw:style-name="gr4" draw:text-style-name="P1" draw:layer="layout" svg:width="2.454cm" svg:height="0.721cm" svg:x="7.525cm" svg:y="3.109cm">
          <draw:text-box>
            <text:p><text:span text:style-name="T1">plain page</text:span></text:p>
          </draw:text-box>
        </draw:frame>
        <draw:frame draw:style-name="gr2" draw:text-style-name="P1" draw:layer="layout" svg:width="4.828cm" svg:height="3.071cm" svg:x="1.316cm" svg:y="8.078cm">
          <draw:text-box>
            <text:p><text:span text:style-name="T1">---</text:span></text:p>
            <text:p><text:span text:style-name="T1">layout: fancy</text:span></text:p>
            <text:p><text:span text:style-name="T1">title: Compiled Page</text:span></text:p>
            <text:p><text:span text:style-name="T1">---</text:span></text:p>
            <text:p><text:span text:style-name="T1">&lt;h1&gt;{{page.title}}&lt;/h1&gt;</text:span></text:p>
            <text:p><text:span text:style-name="T1">&lt;p&gt;content&lt;/p&gt;</text:span></text:p>
          </draw:text-box>
        </draw:frame>
        <draw:frame draw:style-name="gr2" draw:text-style-name="P1" draw:layer="layout" svg:width="5.912cm" svg:height="3.071cm" svg:x="10.716cm" svg:y="8.079cm">
          <draw:text-box>
            <text:p><text:span text:style-name="T1">&lt;html&gt;</text:span></text:p>
            <text:p><text:span text:style-name="T1"><text:s text:c="2"/></text:span><text:span text:style-name="T1">&lt;body class=”fancy”&gt;</text:span></text:p>
            <text:p><text:span text:style-name="T1"><text:s text:c="4"/></text:span><text:span text:style-name="T1">&lt;h1&gt;Compiled Page&lt;/h1&gt;</text:span></text:p>
            <text:p><text:span text:style-name="T1"><text:s text:c="4"/></text:span><text:span text:style-name="T1">&lt;p&gt;content&lt;/p&gt;</text:span></text:p>
            <text:p><text:span text:style-name="T1"><text:s text:c="2"/></text:span><text:span text:style-name="T1">&lt;/body&gt;</text:span></text:p>
            <text:p><text:span text:style-name="T1">&lt;/html&gt;</text:span></text:p>
          </draw:text-box>
        </draw:frame>
        <draw:line draw:style-name="gr3" draw:text-style-name="P2" draw:layer="layout" svg:x1="7.096cm" svg:y1="9.602cm" svg:x2="10.271cm" svg:y2="9.602cm">
          <text:p/>
        </draw:line>
        <draw:frame draw:style-name="gr4" draw:text-style-name="P1" draw:layer="layout" svg:width="3.254cm" svg:height="0.721cm" svg:x="7.025cm" svg:y="8.409cm">
          <draw:text-box>
            <text:p><text:span text:style-name="T1">compiled page</text:span></text:p>
          </draw:text-box>
        </draw:frame>
        <draw:frame draw:style-name="gr1" draw:text-style-name="P1" draw:layer="layout" svg:width="4.93cm" svg:height="0.721cm" svg:x="1.024cm" svg:y="6.108cm">
          <draw:text-box>
            <text:p><text:span text:style-name="T1">plain.html</text:span></text:p>
          </draw:text-box>
        </draw:frame>
        <draw:frame draw:style-name="gr1" draw:text-style-name="P1" draw:layer="layout" svg:width="4.93cm" svg:height="0.721cm" svg:x="10.525cm" svg:y="6.109cm">
          <draw:text-box>
            <text:p><text:span text:style-name="T1">plain.html</text:span></text:p>
          </draw:text-box>
        </draw:frame>
        <draw:frame draw:style-name="gr1" draw:text-style-name="P1" draw:layer="layout" svg:width="4.93cm" svg:height="0.721cm" svg:x="1.025cm" svg:y="11.508cm">
          <draw:text-box>
            <text:p><text:span text:style-name="T1">compiled.html</text:span></text:p>
          </draw:text-box>
        </draw:frame>
        <draw:frame draw:style-name="gr1" draw:text-style-name="P1" draw:layer="layout" svg:width="4.93cm" svg:height="0.721cm" svg:x="10.526cm" svg:y="11.509cm">
          <draw:text-box>
            <text:p><text:span text:style-name="T1">compiled.html</text:span></text:p>
          </draw:text-box>
        </draw:frame>
        <draw:frame draw:style-name="gr1" draw:text-style-name="P1" draw:layer="layout" svg:width="4.93cm" svg:height="0.721cm" svg:x="1.025cm" svg:y="6.108cm">
          <draw:text-box>
            <text:p><text:span text:style-name="T1">plain.html</text:span></text:p>
          </draw:text-box>
        </draw:frame>
        <draw:frame draw:style-name="gr1" draw:text-style-name="P1" draw:layer="layout" svg:width="4.93cm" svg:height="0.721cm" svg:x="10.526cm" svg:y="6.109cm">
          <draw:text-box>
            <text:p><text:span text:style-name="T1">plain.html</text:span></text:p>
          </draw:text-box>
        </draw:frame>
        <draw:frame draw:style-name="gr1" draw:text-style-name="P1" draw:layer="layout" svg:width="4.93cm" svg:height="0.721cm" svg:x="1.025cm" svg:y="6.108cm">
          <draw:text-box>
            <text:p><text:span text:style-name="T1">plain.html</text:span></text:p>
          </draw:text-box>
        </draw:frame>
        <draw:frame draw:style-name="gr1" draw:text-style-name="P1" draw:layer="layout" svg:width="4.93cm" svg:height="0.721cm" svg:x="10.526cm" svg:y="6.109cm">
          <draw:text-box>
            <text:p><text:span text:style-name="T1">plain.html</text:span></text:p>
          </draw:text-box>
        </draw:frame>
        <draw:frame draw:style-name="gr2" draw:text-style-name="P1" draw:layer="layout" svg:width="4.773cm" svg:height="2.601cm" svg:x="1.317cm" svg:y="12.778cm">
          <draw:text-box>
            <text:p><text:span text:style-name="T1">&lt;html&gt;</text:span></text:p>
            <text:p><text:span text:style-name="T1"><text:s text:c="2"/></text:span><text:span text:style-name="T1">&lt;body class=”fancy”&gt;</text:span></text:p>
            <text:p><text:span text:style-name="T1"><text:s text:c="4"/></text:span><text:span text:style-name="T1">{{content}}</text:span></text:p>
            <text:p><text:span text:style-name="T1"><text:s text:c="2"/></text:span><text:span text:style-name="T1">&lt;/body&gt;</text:span></text:p>
            <text:p><text:span text:style-name="T1">&lt;/html&gt;</text:span></text:p>
          </draw:text-box>
        </draw:frame>
        <draw:frame draw:style-name="gr1" draw:text-style-name="P1" draw:layer="layout" svg:width="4.93cm" svg:height="0.721cm" svg:x="1.026cm" svg:y="15.708cm">
          <draw:text-box>
            <text:p><text:span text:style-name="T1">_layouts/fancy.html</text:span></text:p>
          </draw:text-box>
        </draw:frame>
        <draw:line draw:style-name="gr5" draw:text-style-name="P2" draw:layer="layout" svg:x1="1.381cm" svg:y1="7.223cm" svg:x2="17.002cm" svg:y2="7.223cm">
          <text:p/>
        </draw:line>
        <draw:line draw:style-name="gr6" draw:text-style-name="P2" draw:layer="layout" svg:x1="7.096cm" svg:y1="14.081cm" svg:x2="8.493cm" svg:y2="14.081cm">
          <text:p/>
        </draw:line>
        <draw:line draw:style-name="gr6" draw:text-style-name="P2" draw:layer="layout" svg:x1="8.52cm" svg:y1="9.636cm" svg:x2="8.52cm" svg:y2="14.0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06:59:27.205526000</meta:creation-date>
    <dc:date>2015-01-01T13:52:09.422856000</dc:date>
    <meta:editing-duration>PT30M42S</meta:editing-duration>
    <meta:editing-cycles>4</meta:editing-cycles>
    <meta:generator>LibreOffice/4.3.3.2$MacOSX_X86_64 LibreOffice_project/9bb7eadab57b6755b1265afa86e04bf45fbfc644</meta:generator>
    <meta:document-statistic meta:object-count="23"/>
  </office:meta>
</office:document-meta>
</file>